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QR</text:p>
          </table:table-cell>
          <table:table-cell table:number-columns-repeated="5"/>
          <table:table-cell office:value-type="string" calcext:value-type="string">
            <text:p>QR</text:p>
          </table:table-cell>
          <table:table-cell table:number-columns-repeated="5"/>
          <table:table-cell office:value-type="string" calcext:value-type="string">
            <text:p>QR</text:p>
          </table:table-cell>
          <table:table-cell table:number-columns-repeated="5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4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3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6"/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6"/>
          <table:table-cell table:number-columns-repeated="2" office:value-type="float" office:value="0.06" calcext:value-type="float">
            <text:p>0.06</text:p>
          </table:table-cell>
          <table:table-cell table:number-columns-repeated="18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645" calcext:value-type="float">
            <text:p>0.645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645" calcext:value-type="float">
            <text:p>0.645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645" calcext:value-type="float">
            <text:p>0.645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645" calcext:value-type="float">
            <text:p>0.645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645" calcext:value-type="float">
            <text:p>0.645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645" calcext:value-type="float">
            <text:p>0.645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645" calcext:value-type="float">
            <text:p>0.64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9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string" calcext:value-type="string">
            <text:p>AHPXMAIN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HPYMAIN</text:p>
          </table:table-cell>
          <table:table-cell office:value-type="float" office:value="0.251227" calcext:value-type="float">
            <text:p>0.251227</text:p>
          </table:table-cell>
        </table:table-row>
        <table:table-row table:style-name="ro1">
          <table:table-cell office:value-type="string" calcext:value-type="string">
            <text:p>AHPZMAIN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STABICE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6:47:12.09009892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1-11-10T16:51:09.800505486</dc:date>
    <meta:generator>LibreOffice/7.2.2.2$Linux_X86_64 LibreOffice_project/20$Build-2</meta:generator>
    <meta:editing-cycles>3</meta:editing-cycles>
    <meta:editing-duration>PT4M9S</meta:editing-duration>
    <meta:document-statistic meta:table-count="8" meta:cell-count="1084" meta:object-count="0"/>
  </office:meta>
</office:document-meta>
</file>